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Error.test_reader_no_error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ReaderError.test_reader_no_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ReaderError.test_reader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ReaderError.test_reader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ReaderError.test_reader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ReaderError.test_reader_no_error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